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38.04pt"/>
    </style:style>
    <style:style style:name="co7" style:family="table-column">
      <style:table-column-properties fo:break-before="auto" style:column-width="210.95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97.5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ule_wise_aggregate_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accuraci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average_f1</text:p>
          </table:table-cell>
          <table:table-cell office:value-type="string" calcext:value-type="string">
            <text:p>1_avg_f1</text:p>
          </table:table-cell>
          <table:table-cell office:value-type="string" calcext:value-type="string">
            <text:p>1_best_f1</text:p>
          </table:table-cell>
          <table:table-cell office:value-type="string" calcext:value-type="string">
            <text:p>2_avg_f1</text:p>
          </table:table-cell>
          <table:table-cell office:value-type="string" calcext:value-type="string">
            <text:p>2_best_f1</text:p>
          </table:table-cell>
          <table:table-cell office:value-type="string" calcext:value-type="string">
            <text:p>3_avg_f1</text:p>
          </table:table-cell>
          <table:table-cell office:value-type="string" calcext:value-type="string">
            <text:p>3_best_f1</text:p>
          </table:table-cell>
          <table:table-cell office:value-type="string" calcext:value-type="string">
            <text:p>4_avg_f1</text:p>
          </table:table-cell>
          <table:table-cell office:value-type="string" calcext:value-type="string">
            <text:p>4_best_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float" office:value="0.780952380952381" calcext:value-type="float">
            <text:p>0.7809523809523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7']</text:p>
          </table:table-cell>
          <table:table-cell office:value-type="string" calcext:value-type="string">
            <text:p>[0.9451073985680192]</text:p>
          </table:table-cell>
          <table:table-cell office:value-type="string" calcext:value-type="string">
            <text:p>[13]</text:p>
          </table:table-cell>
          <table:table-cell office:value-type="float" office:value="0.389922934742554" calcext:value-type="float">
            <text:p>0.389922934742554</text:p>
          </table:table-cell>
          <table:table-cell office:value-type="float" office:value="0.448317608721141" calcext:value-type="float">
            <text:p>0.448317608721141</text:p>
          </table:table-cell>
          <table:table-cell office:value-type="float" office:value="0.594059405940594" calcext:value-type="float">
            <text:p>0.594059405940594</text:p>
          </table:table-cell>
          <table:table-cell office:value-type="float" office:value="0.778060663209178" calcext:value-type="float">
            <text:p>0.778060663209178</text:p>
          </table:table-cell>
          <table:table-cell office:value-type="float" office:value="0.780952380952381" calcext:value-type="float">
            <text:p>0.780952380952381</text:p>
          </table:table-cell>
          <table:table-cell office:value-type="float" office:value="0.116152450090744" calcext:value-type="float">
            <text:p>0.116152450090744</text:p>
          </table:table-cell>
          <table:table-cell office:value-type="float" office:value="0.137931034482759" calcext:value-type="float">
            <text:p>0.137931034482759</text:p>
          </table:table-cell>
          <table:table-cell office:value-type="float" office:value="0.217161016949153" calcext:value-type="float">
            <text:p>0.217161016949153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float" office:value="0.797101449275362" calcext:value-type="float">
            <text:p>0.79710144927536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9331742243436754]</text:p>
          </table:table-cell>
          <table:table-cell office:value-type="string" calcext:value-type="string">
            <text:p>[19]</text:p>
          </table:table-cell>
          <table:table-cell office:value-type="float" office:value="0.568666902909886" calcext:value-type="float">
            <text:p>0.568666902909886</text:p>
          </table:table-cell>
          <table:table-cell office:value-type="float" office:value="0.642159455917793" calcext:value-type="float">
            <text:p>0.642159455917793</text:p>
          </table:table-cell>
          <table:table-cell office:value-type="float" office:value="0.705882352941176" calcext:value-type="float">
            <text:p>0.705882352941176</text:p>
          </table:table-cell>
          <table:table-cell office:value-type="float" office:value="0.791674938786315" calcext:value-type="float">
            <text:p>0.791674938786315</text:p>
          </table:table-cell>
          <table:table-cell office:value-type="float" office:value="0.797101449275362" calcext:value-type="float">
            <text:p>0.797101449275362</text:p>
          </table:table-cell>
          <table:table-cell office:value-type="float" office:value="0.170379755745609" calcext:value-type="float">
            <text:p>0.170379755745609</text:p>
          </table:table-cell>
          <table:table-cell office:value-type="float" office:value="0.238095238095238" calcext:value-type="float">
            <text:p>0.238095238095238</text:p>
          </table:table-cell>
          <table:table-cell office:value-type="float" office:value="0.670453461189829" calcext:value-type="float">
            <text:p>0.670453461189829</text:p>
          </table:table-cell>
          <table:table-cell office:value-type="float" office:value="0.788321167883212" calcext:value-type="float">
            <text:p>0.7883211678832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float" office:value="0.786206896551724" calcext:value-type="float">
            <text:p>0.7862068965517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9260143198090692]</text:p>
          </table:table-cell>
          <table:table-cell office:value-type="string" calcext:value-type="string">
            <text:p>[20]</text:p>
          </table:table-cell>
          <table:table-cell office:value-type="float" office:value="0.473854286941342" calcext:value-type="float">
            <text:p>0.473854286941342</text:p>
          </table:table-cell>
          <table:table-cell office:value-type="float" office:value="0.365883552303779" calcext:value-type="float">
            <text:p>0.365883552303779</text:p>
          </table:table-cell>
          <table:table-cell office:value-type="float" office:value="0.395833333333333" calcext:value-type="float">
            <text:p>0.395833333333333</text:p>
          </table:table-cell>
          <table:table-cell office:value-type="float" office:value="0.778084981533257" calcext:value-type="float">
            <text:p>0.778084981533257</text:p>
          </table:table-cell>
          <table:table-cell office:value-type="float" office:value="0.786206896551724" calcext:value-type="float">
            <text:p>0.786206896551724</text:p>
          </table:table-cell>
          <table:table-cell office:value-type="float" office:value="0.271317894974082" calcext:value-type="float">
            <text:p>0.271317894974082</text:p>
          </table:table-cell>
          <table:table-cell office:value-type="float" office:value="0.395833333333333" calcext:value-type="float">
            <text:p>0.395833333333333</text:p>
          </table:table-cell>
          <table:table-cell office:value-type="float" office:value="0.480130718954248" calcext:value-type="float">
            <text:p>0.480130718954248</text:p>
          </table:table-cell>
          <table:table-cell office:value-type="float" office:value="0.490196078431372" calcext:value-type="float">
            <text:p>0.4901960784313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float" office:value="0.811023622047244" calcext:value-type="float">
            <text:p>0.81102362204724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8854415274463007]</text:p>
          </table:table-cell>
          <table:table-cell office:value-type="string" calcext:value-type="string">
            <text:p>[16]</text:p>
          </table:table-cell>
          <table:table-cell office:value-type="float" office:value="0.66247047422475" calcext:value-type="float">
            <text:p>0.66247047422475</text:p>
          </table:table-cell>
          <table:table-cell office:value-type="float" office:value="0.607049154417575" calcext:value-type="float">
            <text:p>0.607049154417575</text:p>
          </table:table-cell>
          <table:table-cell office:value-type="float" office:value="0.67027027027027" calcext:value-type="float">
            <text:p>0.67027027027027</text:p>
          </table:table-cell>
          <table:table-cell office:value-type="float" office:value="0.782746157341689" calcext:value-type="float">
            <text:p>0.782746157341689</text:p>
          </table:table-cell>
          <table:table-cell office:value-type="float" office:value="0.811023622047244" calcext:value-type="float">
            <text:p>0.811023622047244</text:p>
          </table:table-cell>
          <table:table-cell office:value-type="float" office:value="0.466393487505751" calcext:value-type="float">
            <text:p>0.466393487505751</text:p>
          </table:table-cell>
          <table:table-cell office:value-type="float" office:value="0.472" calcext:value-type="float">
            <text:p>0.472</text:p>
          </table:table-cell>
          <table:table-cell office:value-type="float" office:value="0.793693097633984" calcext:value-type="float">
            <text:p>0.793693097633984</text:p>
          </table:table-cell>
          <table:table-cell office:value-type="float" office:value="0.796934865900383" calcext:value-type="float">
            <text:p>0.7969348659003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float" office:value="0.845679012345679" calcext:value-type="float">
            <text:p>0.8456790123456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', '2']</text:p>
          </table:table-cell>
          <table:table-cell office:value-type="string" calcext:value-type="string">
            <text:p>[0.8806682577565632, 0.8806682577565632]</text:p>
          </table:table-cell>
          <table:table-cell office:value-type="string" calcext:value-type="string">
            <text:p>[3, 3]</text:p>
          </table:table-cell>
          <table:table-cell office:value-type="float" office:value="0.711673861694115" calcext:value-type="float">
            <text:p>0.711673861694115</text:p>
          </table:table-cell>
          <table:table-cell office:value-type="float" office:value="0.588254983691089" calcext:value-type="float">
            <text:p>0.588254983691089</text:p>
          </table:table-cell>
          <table:table-cell office:value-type="float" office:value="0.633484162895928" calcext:value-type="float">
            <text:p>0.633484162895928</text:p>
          </table:table-cell>
          <table:table-cell office:value-type="float" office:value="0.83676801416265" calcext:value-type="float">
            <text:p>0.83676801416265</text:p>
          </table:table-cell>
          <table:table-cell office:value-type="float" office:value="0.845679012345679" calcext:value-type="float">
            <text:p>0.845679012345679</text:p>
          </table:table-cell>
          <table:table-cell office:value-type="float" office:value="0.580683993822351" calcext:value-type="float">
            <text:p>0.580683993822351</text:p>
          </table:table-cell>
          <table:table-cell office:value-type="float" office:value="0.693693693693694" calcext:value-type="float">
            <text:p>0.693693693693694</text:p>
          </table:table-cell>
          <table:table-cell office:value-type="float" office:value="0.840988455100371" calcext:value-type="float">
            <text:p>0.840988455100371</text:p>
          </table:table-cell>
          <table:table-cell office:value-type="float" office:value="0.844290657439447" calcext:value-type="float">
            <text:p>0.8442906574394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float" office:value="0.481481481481482" calcext:value-type="float">
            <text:p>0.48148148148148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331742243436754]</text:p>
          </table:table-cell>
          <table:table-cell office:value-type="string" calcext:value-type="string">
            <text:p>[24]</text:p>
          </table:table-cell>
          <table:table-cell office:value-type="float" office:value="0.220916350428162" calcext:value-type="float">
            <text:p>0.220916350428162</text:p>
          </table:table-cell>
          <table:table-cell office:value-type="float" office:value="0.179365079365079" calcext:value-type="float">
            <text:p>0.179365079365079</text:p>
          </table:table-cell>
          <table:table-cell office:value-type="float" office:value="0.238095238095238" calcext:value-type="float">
            <text:p>0.238095238095238</text:p>
          </table:table-cell>
          <table:table-cell office:value-type="float" office:value="0.376477873793413" calcext:value-type="float">
            <text:p>0.376477873793413</text:p>
          </table:table-cell>
          <table:table-cell office:value-type="float" office:value="0.481481481481482" calcext:value-type="float">
            <text:p>0.481481481481482</text:p>
          </table:table-cell>
          <table:table-cell office:value-type="float" office:value="0.133416718782572" calcext:value-type="float">
            <text:p>0.133416718782572</text:p>
          </table:table-cell>
          <table:table-cell office:value-type="float" office:value="0.195121951219512" calcext:value-type="float">
            <text:p>0.195121951219512</text:p>
          </table:table-cell>
          <table:table-cell office:value-type="float" office:value="0.194405729771583" calcext:value-type="float">
            <text:p>0.194405729771583</text:p>
          </table:table-cell>
          <table:table-cell office:value-type="float" office:value="0.238095238095238" calcext:value-type="float">
            <text:p>0.2380952380952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float" office:value="0.839416058394161" calcext:value-type="float">
            <text:p>0.83941605839416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3']</text:p>
          </table:table-cell>
          <table:table-cell office:value-type="string" calcext:value-type="string">
            <text:p>[0.8949880668257757]</text:p>
          </table:table-cell>
          <table:table-cell office:value-type="string" calcext:value-type="string">
            <text:p>[10]</text:p>
          </table:table-cell>
          <table:table-cell office:value-type="float" office:value="0.674826600181367" calcext:value-type="float">
            <text:p>0.674826600181367</text:p>
          </table:table-cell>
          <table:table-cell office:value-type="float" office:value="0.568268703973218" calcext:value-type="float">
            <text:p>0.568268703973218</text:p>
          </table:table-cell>
          <table:table-cell office:value-type="float" office:value="0.631016042780749" calcext:value-type="float">
            <text:p>0.631016042780749</text:p>
          </table:table-cell>
          <table:table-cell office:value-type="float" office:value="0.805993033312066" calcext:value-type="float">
            <text:p>0.805993033312066</text:p>
          </table:table-cell>
          <table:table-cell office:value-type="float" office:value="0.829787234042553" calcext:value-type="float">
            <text:p>0.829787234042553</text:p>
          </table:table-cell>
          <table:table-cell office:value-type="float" office:value="0.49030640070782" calcext:value-type="float">
            <text:p>0.49030640070782</text:p>
          </table:table-cell>
          <table:table-cell office:value-type="float" office:value="0.502994011976048" calcext:value-type="float">
            <text:p>0.502994011976048</text:p>
          </table:table-cell>
          <table:table-cell office:value-type="float" office:value="0.834738262732364" calcext:value-type="float">
            <text:p>0.834738262732364</text:p>
          </table:table-cell>
          <table:table-cell office:value-type="float" office:value="0.839416058394161" calcext:value-type="float">
            <text:p>0.8394160583941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float" office:value="0.843537414965986" calcext:value-type="float">
            <text:p>0.84353741496598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8902147971360382]</text:p>
          </table:table-cell>
          <table:table-cell office:value-type="string" calcext:value-type="string">
            <text:p>[11]</text:p>
          </table:table-cell>
          <table:table-cell office:value-type="float" office:value="0.688648384293082" calcext:value-type="float">
            <text:p>0.688648384293082</text:p>
          </table:table-cell>
          <table:table-cell office:value-type="float" office:value="0.5629848015046" calcext:value-type="float">
            <text:p>0.5629848015046</text:p>
          </table:table-cell>
          <table:table-cell office:value-type="float" office:value="0.6" calcext:value-type="float">
            <text:p>0.6</text:p>
          </table:table-cell>
          <table:table-cell office:value-type="float" office:value="0.818784339756057" calcext:value-type="float">
            <text:p>0.818784339756057</text:p>
          </table:table-cell>
          <table:table-cell office:value-type="float" office:value="0.825082508250825" calcext:value-type="float">
            <text:p>0.825082508250825</text:p>
          </table:table-cell>
          <table:table-cell office:value-type="float" office:value="0.535153961589158" calcext:value-type="float">
            <text:p>0.535153961589158</text:p>
          </table:table-cell>
          <table:table-cell office:value-type="float" office:value="0.592964824120603" calcext:value-type="float">
            <text:p>0.592964824120603</text:p>
          </table:table-cell>
          <table:table-cell office:value-type="float" office:value="0.837670434322512" calcext:value-type="float">
            <text:p>0.837670434322512</text:p>
          </table:table-cell>
          <table:table-cell office:value-type="float" office:value="0.843537414965986" calcext:value-type="float">
            <text:p>0.8435374149659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float" office:value="0.854961832061069" calcext:value-type="float">
            <text:p>0.8549618320610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09307875894988]</text:p>
          </table:table-cell>
          <table:table-cell office:value-type="string" calcext:value-type="string">
            <text:p>[18]</text:p>
          </table:table-cell>
          <table:table-cell office:value-type="float" office:value="0.694734922919267" calcext:value-type="float">
            <text:p>0.694734922919267</text:p>
          </table:table-cell>
          <table:table-cell office:value-type="float" office:value="0.582129393697164" calcext:value-type="float">
            <text:p>0.582129393697164</text:p>
          </table:table-cell>
          <table:table-cell office:value-type="float" office:value="0.63681592039801" calcext:value-type="float">
            <text:p>0.63681592039801</text:p>
          </table:table-cell>
          <table:table-cell office:value-type="float" office:value="0.809987805868243" calcext:value-type="float">
            <text:p>0.809987805868243</text:p>
          </table:table-cell>
          <table:table-cell office:value-type="float" office:value="0.811688311688311" calcext:value-type="float">
            <text:p>0.811688311688311</text:p>
          </table:table-cell>
          <table:table-cell office:value-type="float" office:value="0.543409630502129" calcext:value-type="float">
            <text:p>0.543409630502129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0.843412861609532" calcext:value-type="float">
            <text:p>0.843412861609532</text:p>
          </table:table-cell>
          <table:table-cell office:value-type="float" office:value="0.854961832061069" calcext:value-type="float">
            <text:p>0.8549618320610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float" office:value="0.844444444444444" calcext:value-type="float">
            <text:p>0.84444444444444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4', '5']</text:p>
          </table:table-cell>
          <table:table-cell office:value-type="string" calcext:value-type="string">
            <text:p>[0.8663484486873508, 0.8663484486873508]</text:p>
          </table:table-cell>
          <table:table-cell office:value-type="string" calcext:value-type="string">
            <text:p>[4, 4]</text:p>
          </table:table-cell>
          <table:table-cell office:value-type="float" office:value="0.707800903506727" calcext:value-type="float">
            <text:p>0.707800903506727</text:p>
          </table:table-cell>
          <table:table-cell office:value-type="float" office:value="0.582280458093738" calcext:value-type="float">
            <text:p>0.582280458093738</text:p>
          </table:table-cell>
          <table:table-cell office:value-type="float" office:value="0.608333333333333" calcext:value-type="float">
            <text:p>0.608333333333333</text:p>
          </table:table-cell>
          <table:table-cell office:value-type="float" office:value="0.84268275556005" calcext:value-type="float">
            <text:p>0.84268275556005</text:p>
          </table:table-cell>
          <table:table-cell office:value-type="float" office:value="0.844444444444444" calcext:value-type="float">
            <text:p>0.844444444444444</text:p>
          </table:table-cell>
          <table:table-cell office:value-type="float" office:value="0.570624741986907" calcext:value-type="float">
            <text:p>0.570624741986907</text:p>
          </table:table-cell>
          <table:table-cell office:value-type="float" office:value="0.577281191806332" calcext:value-type="float">
            <text:p>0.577281191806332</text:p>
          </table:table-cell>
          <table:table-cell office:value-type="float" office:value="0.835615658386213" calcext:value-type="float">
            <text:p>0.835615658386213</text:p>
          </table:table-cell>
          <table:table-cell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float" office:value="0.869333333333333" calcext:value-type="float">
            <text:p>0.8693333333333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830548926014321]</text:p>
          </table:table-cell>
          <table:table-cell office:value-type="string" calcext:value-type="string">
            <text:p>[6]</text:p>
          </table:table-cell>
          <table:table-cell office:value-type="float" office:value="0.738479062951417" calcext:value-type="float">
            <text:p>0.738479062951417</text:p>
          </table:table-cell>
          <table:table-cell office:value-type="float" office:value="0.609564473051811" calcext:value-type="float">
            <text:p>0.609564473051811</text:p>
          </table:table-cell>
          <table:table-cell office:value-type="float" office:value="0.623076923076923" calcext:value-type="float">
            <text:p>0.623076923076923</text:p>
          </table:table-cell>
          <table:table-cell office:value-type="float" office:value="0.866879499217527" calcext:value-type="float">
            <text:p>0.866879499217527</text:p>
          </table:table-cell>
          <table:table-cell office:value-type="float" office:value="0.869333333333333" calcext:value-type="float">
            <text:p>0.869333333333333</text:p>
          </table:table-cell>
          <table:table-cell office:value-type="float" office:value="0.614398999934047" calcext:value-type="float">
            <text:p>0.614398999934047</text:p>
          </table:table-cell>
          <table:table-cell office:value-type="float" office:value="0.636704119850187" calcext:value-type="float">
            <text:p>0.636704119850187</text:p>
          </table:table-cell>
          <table:table-cell office:value-type="float" office:value="0.863073279602284" calcext:value-type="float">
            <text:p>0.863073279602284</text:p>
          </table:table-cell>
          <table:table-cell office:value-type="float" office:value="0.867605633802817" calcext:value-type="float">
            <text:p>0.8676056338028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float" office:value="0.885630498533724" calcext:value-type="float">
            <text:p>0.8856304985337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069212410501192]</text:p>
          </table:table-cell>
          <table:table-cell office:value-type="string" calcext:value-type="string">
            <text:p>[8]</text:p>
          </table:table-cell>
          <table:table-cell office:value-type="float" office:value="0.722585031502444" calcext:value-type="float">
            <text:p>0.722585031502444</text:p>
          </table:table-cell>
          <table:table-cell office:value-type="float" office:value="0.580310873828629" calcext:value-type="float">
            <text:p>0.580310873828629</text:p>
          </table:table-cell>
          <table:table-cell office:value-type="float" office:value="0.583170254403131" calcext:value-type="float">
            <text:p>0.583170254403131</text:p>
          </table:table-cell>
          <table:table-cell office:value-type="float" office:value="0.862740044041586" calcext:value-type="float">
            <text:p>0.862740044041586</text:p>
          </table:table-cell>
          <table:table-cell office:value-type="float" office:value="0.873156342182891" calcext:value-type="float">
            <text:p>0.873156342182891</text:p>
          </table:table-cell>
          <table:table-cell office:value-type="float" office:value="0.568363570840351" calcext:value-type="float">
            <text:p>0.568363570840351</text:p>
          </table:table-cell>
          <table:table-cell office:value-type="float" office:value="0.592156862745098" calcext:value-type="float">
            <text:p>0.592156862745098</text:p>
          </table:table-cell>
          <table:table-cell office:value-type="float" office:value="0.87892563729921" calcext:value-type="float">
            <text:p>0.87892563729921</text:p>
          </table:table-cell>
          <table:table-cell office:value-type="float" office:value="0.885630498533724" calcext:value-type="float">
            <text:p>0.8856304985337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float" office:value="0.830188679245283" calcext:value-type="float">
            <text:p>0.8301886792452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926014319809069]</text:p>
          </table:table-cell>
          <table:table-cell office:value-type="string" calcext:value-type="string">
            <text:p>[18]</text:p>
          </table:table-cell>
          <table:table-cell office:value-type="float" office:value="0.674856405693787" calcext:value-type="float">
            <text:p>0.674856405693787</text:p>
          </table:table-cell>
          <table:table-cell office:value-type="float" office:value="0.512690226245063" calcext:value-type="float">
            <text:p>0.512690226245063</text:p>
          </table:table-cell>
          <table:table-cell office:value-type="float" office:value="0.54054054054054" calcext:value-type="float">
            <text:p>0.54054054054054</text:p>
          </table:table-cell>
          <table:table-cell office:value-type="float" office:value="0.81497248832377" calcext:value-type="float">
            <text:p>0.81497248832377</text:p>
          </table:table-cell>
          <table:table-cell office:value-type="float" office:value="0.82312925170068" calcext:value-type="float">
            <text:p>0.82312925170068</text:p>
          </table:table-cell>
          <table:table-cell office:value-type="float" office:value="0.547906911676279" calcext:value-type="float">
            <text:p>0.547906911676279</text:p>
          </table:table-cell>
          <table:table-cell office:value-type="float" office:value="0.594059405940594" calcext:value-type="float">
            <text:p>0.594059405940594</text:p>
          </table:table-cell>
          <table:table-cell office:value-type="float" office:value="0.823855996530037" calcext:value-type="float">
            <text:p>0.823855996530037</text:p>
          </table:table-cell>
          <table:table-cell office:value-type="float" office:value="0.830188679245283" calcext:value-type="float">
            <text:p>0.8301886792452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float" office:value="0.87459807073955" calcext:value-type="float">
            <text:p>0.8745980707395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9069212410501192]</text:p>
          </table:table-cell>
          <table:table-cell office:value-type="string" calcext:value-type="string">
            <text:p>[14]</text:p>
          </table:table-cell>
          <table:table-cell office:value-type="float" office:value="0.707376936853248" calcext:value-type="float">
            <text:p>0.707376936853248</text:p>
          </table:table-cell>
          <table:table-cell office:value-type="float" office:value="0.557187498063748" calcext:value-type="float">
            <text:p>0.557187498063748</text:p>
          </table:table-cell>
          <table:table-cell office:value-type="float" office:value="0.56015037593985" calcext:value-type="float">
            <text:p>0.56015037593985</text:p>
          </table:table-cell>
          <table:table-cell office:value-type="float" office:value="0.851959959686891" calcext:value-type="float">
            <text:p>0.851959959686891</text:p>
          </table:table-cell>
          <table:table-cell office:value-type="float" office:value="0.860606060606061" calcext:value-type="float">
            <text:p>0.860606060606061</text:p>
          </table:table-cell>
          <table:table-cell office:value-type="float" office:value="0.557399027987263" calcext:value-type="float">
            <text:p>0.557399027987263</text:p>
          </table:table-cell>
          <table:table-cell office:value-type="float" office:value="0.561085972850679" calcext:value-type="float">
            <text:p>0.561085972850679</text:p>
          </table:table-cell>
          <table:table-cell office:value-type="float" office:value="0.862961261675088" calcext:value-type="float">
            <text:p>0.862961261675088</text:p>
          </table:table-cell>
          <table:table-cell office:value-type="float" office:value="0.87459807073955" calcext:value-type="float">
            <text:p>0.874598070739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float" office:value="0.801470588235294" calcext:value-type="float">
            <text:p>0.80147058823529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711217183770883]</text:p>
          </table:table-cell>
          <table:table-cell office:value-type="string" calcext:value-type="string">
            <text:p>[15]</text:p>
          </table:table-cell>
          <table:table-cell office:value-type="float" office:value="0.685987923066361" calcext:value-type="float">
            <text:p>0.685987923066361</text:p>
          </table:table-cell>
          <table:table-cell office:value-type="float" office:value="0.584854523714627" calcext:value-type="float">
            <text:p>0.584854523714627</text:p>
          </table:table-cell>
          <table:table-cell office:value-type="float" office:value="0.6" calcext:value-type="float">
            <text:p>0.6</text:p>
          </table:table-cell>
          <table:table-cell office:value-type="float" office:value="0.79538164983963" calcext:value-type="float">
            <text:p>0.79538164983963</text:p>
          </table:table-cell>
          <table:table-cell office:value-type="float" office:value="0.801369863013699" calcext:value-type="float">
            <text:p>0.801369863013699</text:p>
          </table:table-cell>
          <table:table-cell office:value-type="float" office:value="0.572324280025981" calcext:value-type="float">
            <text:p>0.572324280025981</text:p>
          </table:table-cell>
          <table:table-cell office:value-type="float" office:value="0.639593908629441" calcext:value-type="float">
            <text:p>0.639593908629441</text:p>
          </table:table-cell>
          <table:table-cell office:value-type="float" office:value="0.791391238685206" calcext:value-type="float">
            <text:p>0.791391238685206</text:p>
          </table:table-cell>
          <table:table-cell office:value-type="float" office:value="0.801470588235294" calcext:value-type="float">
            <text:p>0.801470588235294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8"/>
          <table:table-cell table:formula="of:=AVERAGE([.I2:.I16])" office:value-type="float" office:value="0.621520065460567" calcext:value-type="float">
            <text:p>0.621520065460567</text:p>
          </table:table-cell>
          <table:table-cell table:formula="of:=AVERAGE([.J2:.J16])" office:value-type="float" office:value="0.53142005243927" calcext:value-type="float">
            <text:p>0.53142005243927</text:p>
          </table:table-cell>
          <table:table-cell table:formula="of:=AVERAGE([.K2:.K16])" office:value-type="float" office:value="0.574715210263272" calcext:value-type="float">
            <text:p>0.574715210263272</text:p>
          </table:table-cell>
          <table:table-cell table:formula="of:=AVERAGE([.L2:.L16])" office:value-type="float" office:value="0.787546280295488" calcext:value-type="float">
            <text:p>0.787546280295488</text:p>
          </table:table-cell>
          <table:table-cell table:formula="of:=AVERAGE([.M2:.M16])" office:value-type="float" office:value="0.802736146127778" calcext:value-type="float">
            <text:p>0.802736146127778</text:p>
          </table:table-cell>
          <table:table-cell table:formula="of:=AVERAGE([.N2:.N16])" office:value-type="float" office:value="0.44921545507807" calcext:value-type="float">
            <text:p>0.44921545507807</text:p>
          </table:table-cell>
          <table:table-cell table:formula="of:=AVERAGE([.O2:.O16])" office:value-type="float" office:value="0.494516722857411" calcext:value-type="float">
            <text:p>0.494516722857411</text:p>
          </table:table-cell>
          <table:table-cell table:formula="of:=AVERAGE([.P2:.P16])" office:value-type="float" office:value="0.717898474029441" calcext:value-type="float">
            <text:p>0.717898474029441</text:p>
          </table:table-cell>
          <table:table-cell table:formula="of:=AVERAGE([.Q2:.Q16])" office:value-type="float" office:value="0.740656803125695" calcext:value-type="float">
            <text:p>0.740656803125695</text:p>
          </table:table-cell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2:.C16])" office:value-type="float" office:value="0.809735050840448" calcext:value-type="float">
            <text:p>0.809735050840448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2:.C16])" office:value-type="float" office:value="0.481481481481482" calcext:value-type="float">
            <text:p>0.48148148148148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2:.C16])" office:value-type="float" office:value="0.885630498533724" calcext:value-type="float">
            <text:p>0.885630498533724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tdev</text:p>
          </table:table-cell>
          <table:table-cell table:formula="of:=STDEV([.C2:.C16])" office:value-type="float" office:value="0.0963124981646263" calcext:value-type="float">
            <text:p>0.096312498164626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Initial F 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9T10:22:44.807475506</dc:date>
    <meta:editing-duration>PT2M22S</meta:editing-duration>
    <meta:editing-cycles>1</meta:editing-cycles>
    <meta:document-statistic meta:table-count="1" meta:cell-count="289" meta:object-count="0"/>
    <meta:generator>LibreOffice/6.0.7.3$Linux_X86_64 LibreOffice_project/00m0$Build-3</meta:generator>
  </office:meta>
</office:document-meta>
</file>